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71cm" svg:stroke-color="#000000" svg:stroke-opacity="100%" draw:stroke-linejoin="round" draw:fill="none" fo:padding-top="0.16cm" fo:padding-bottom="0.16cm" fo:padding-left="0.285cm" fo:padding-right="0.285cm"/>
    </style:style>
    <style:style style:name="gr3" style:family="graphic" style:parent-style-name="standard">
      <style:graphic-properties draw:stroke="none" draw:fill="none" draw:textarea-vertical-align="middle" fo:min-height="1.256cm" fo:padding-top="0cm" fo:padding-bottom="0cm" fo:padding-left="0.176cm" fo:padding-right="0.176cm"/>
    </style:style>
    <style:style style:name="gr4" style:family="graphic" style:parent-style-name="standard">
      <style:graphic-properties draw:stroke="none" draw:fill="none" draw:textarea-vertical-align="middle" fo:min-height="0.789cm" fo:padding-top="0cm" fo:padding-bottom="0cm" fo:padding-left="0.176cm" fo:padding-right="0.176cm"/>
    </style:style>
    <style:style style:name="gr5" style:family="graphic" style:parent-style-name="standard">
      <style:graphic-properties draw:stroke="none" draw:fill="solid" draw:fill-color="#bfbfff" draw:shadow="hidden"/>
    </style:style>
    <style:style style:name="gr6" style:family="graphic" style:parent-style-name="standard">
      <style:graphic-properties draw:stroke="none" draw:fill="none" draw:textarea-vertical-align="middle" fo:min-height="0.989cm" fo:padding-top="0cm" fo:padding-bottom="0cm" fo:padding-left="0.176cm" fo:padding-right="0.176cm"/>
    </style:style>
    <style:style style:name="gr7" style:family="graphic" style:parent-style-name="standard">
      <style:graphic-properties draw:stroke="none" draw:fill="none" draw:textarea-vertical-align="middle" fo:min-height="1.952cm" fo:padding-top="0cm" fo:padding-bottom="0cm" fo:padding-left="0.176cm" fo:padding-right="0.176cm"/>
    </style:style>
    <style:style style:name="gr8" style:family="graphic" style:parent-style-name="standard">
      <style:graphic-properties draw:stroke="none" draw:fill="none" draw:textarea-vertical-align="middle" fo:min-height="1.658cm" fo:padding-top="0cm" fo:padding-bottom="0cm" fo:padding-left="0.176cm" fo:padding-right="0.176cm"/>
    </style:style>
    <style:style style:name="gr9" style:family="graphic" style:parent-style-name="standard">
      <style:graphic-properties draw:stroke="dash" draw:stroke-dash="Dash_5f_1" svg:stroke-width="0.071cm" svg:stroke-color="#000000" draw:marker-end="EndMarker_5f_1" draw:marker-end-width="0.433cm" svg:stroke-opacity="100%" draw:stroke-linejoin="round" draw:fill="none" fo:padding-top="0.16cm" fo:padding-bottom="0.16cm" fo:padding-left="0.285cm" fo:padding-right="0.285cm"/>
    </style:style>
    <style:style style:name="gr10" style:family="graphic" style:parent-style-name="standard">
      <style:graphic-properties draw:stroke="none" draw:fill="none" draw:textarea-vertical-align="middle" fo:min-height="2.822cm" fo:padding-top="0cm" fo:padding-bottom="0cm" fo:padding-left="0.176cm" fo:padding-right="0.176cm"/>
    </style:style>
    <style:style style:name="gr11" style:family="graphic" style:parent-style-name="standard">
      <style:graphic-properties draw:stroke="none" draw:fill="none" draw:textarea-vertical-align="middle" fo:min-height="0.896cm" fo:padding-top="0cm" fo:padding-bottom="0cm" fo:padding-left="0.176cm" fo:padding-right="0.176cm"/>
    </style:style>
    <style:style style:name="gr12" style:family="graphic" style:parent-style-name="standard">
      <style:graphic-properties draw:stroke="none" draw:fill="none" draw:textarea-vertical-align="middle" fo:min-height="2.223cm" fo:padding-top="0cm" fo:padding-bottom="0cm" fo:padding-left="0.176cm" fo:padding-right="0.176cm"/>
    </style:style>
    <style:style style:name="gr13" style:family="graphic" style:parent-style-name="standard">
      <style:graphic-properties draw:stroke="dash" draw:stroke-dash="Dash_5f_2" svg:stroke-width="0.071cm" svg:stroke-color="#000000" draw:marker-end="EndMarker_5f_2" draw:marker-end-width="0.433cm" svg:stroke-opacity="100%" draw:stroke-linejoin="round" draw:fill="none" fo:padding-top="0.16cm" fo:padding-bottom="0.16cm" fo:padding-left="0.285cm" fo:padding-right="0.285cm"/>
    </style:style>
    <style:style style:name="gr14" style:family="graphic" style:parent-style-name="standard">
      <style:graphic-properties draw:stroke="none" draw:fill="none" draw:textarea-vertical-align="middle" fo:min-height="2.046cm" fo:padding-top="0cm" fo:padding-bottom="0cm" fo:padding-left="0.176cm" fo:padding-right="0.176cm"/>
    </style:style>
    <style:style style:name="gr15" style:family="graphic" style:parent-style-name="standard">
      <style:graphic-properties draw:stroke="none" draw:fill="none" draw:textarea-vertical-align="middle" fo:min-height="0.847cm" fo:padding-top="0cm" fo:padding-bottom="0cm" fo:padding-left="0.176cm" fo:padding-right="0.176cm"/>
    </style:style>
    <style:style style:name="gr16" style:family="graphic" style:parent-style-name="standard">
      <style:graphic-properties draw:stroke="solid" svg:stroke-width="0.071cm" svg:stroke-color="#000000" draw:marker-end="EndMarker_5f_3" draw:marker-end-width="0.433cm" svg:stroke-opacity="100%" draw:stroke-linejoin="round" draw:fill="none" fo:padding-top="0.16cm" fo:padding-bottom="0.16cm" fo:padding-left="0.285cm" fo:padding-right="0.285cm"/>
    </style:style>
    <style:style style:name="gr17" style:family="graphic" style:parent-style-name="standard">
      <style:graphic-properties draw:stroke="solid" svg:stroke-width="0.071cm" svg:stroke-color="#000000" draw:marker-end="EndMarker_5f_4" draw:marker-end-width="0.433cm" svg:stroke-opacity="100%" draw:stroke-linejoin="round" draw:fill="none" fo:padding-top="0.16cm" fo:padding-bottom="0.16cm" fo:padding-left="0.285cm" fo:padding-right="0.285cm"/>
    </style:style>
    <style:style style:name="gr18" style:family="graphic" style:parent-style-name="standard">
      <style:graphic-properties draw:stroke="none" draw:fill="none" draw:textarea-vertical-align="middle" fo:min-height="1.305cm" fo:padding-top="0cm" fo:padding-bottom="0cm" fo:padding-left="0.176cm" fo:padding-right="0.176cm"/>
    </style:style>
    <style:style style:name="gr19" style:family="graphic" style:parent-style-name="standard">
      <style:graphic-properties draw:stroke="none" draw:fill="none" draw:textarea-vertical-align="middle" fo:min-height="1.076cm" fo:padding-top="0cm" fo:padding-bottom="0cm" fo:padding-left="0.176cm" fo:padding-right="0.176cm"/>
    </style:style>
    <style:style style:name="gr20" style:family="graphic" style:parent-style-name="standard">
      <style:graphic-properties draw:stroke="none" draw:fill="solid" draw:fill-color="#ffbfbf" draw:shadow="hidden"/>
    </style:style>
    <style:style style:name="gr21" style:family="graphic" style:parent-style-name="standard">
      <style:graphic-properties draw:stroke="none" draw:fill="none" draw:textarea-vertical-align="middle" fo:min-height="1.482cm" fo:padding-top="0cm" fo:padding-bottom="0cm" fo:padding-left="0.176cm" fo:padding-right="0.176cm"/>
    </style:style>
    <style:style style:name="gr22" style:family="graphic" style:parent-style-name="standard">
      <style:graphic-properties draw:stroke="dash" draw:stroke-dash="Dash_5f_3" svg:stroke-width="0.071cm" svg:stroke-color="#000000" draw:marker-end="EndMarker_5f_5" draw:marker-end-width="0.433cm" svg:stroke-opacity="100%" draw:stroke-linejoin="round" draw:fill="none" fo:padding-top="0.16cm" fo:padding-bottom="0.16cm" fo:padding-left="0.285cm" fo:padding-right="0.285cm"/>
    </style:style>
    <style:style style:name="gr23" style:family="graphic" style:parent-style-name="standard">
      <style:graphic-properties draw:stroke="dash" draw:stroke-dash="Dash_5f_4" svg:stroke-width="0.071cm" svg:stroke-color="#000000" draw:marker-end="EndMarker_5f_6" draw:marker-end-width="0.433cm" svg:stroke-opacity="100%" draw:stroke-linejoin="round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dash" draw:stroke-dash="Dash_5f_5" svg:stroke-width="0.071cm" svg:stroke-color="#000000" draw:marker-end="EndMarker_5f_7" draw:marker-end-width="0.433cm" svg:stroke-opacity="100%" draw:stroke-linejoin="round" draw:fill="none" fo:padding-top="0.16cm" fo:padding-bottom="0.16cm" fo:padding-left="0.285cm" fo:padding-right="0.285cm"/>
    </style:style>
    <style:style style:name="gr25" style:family="graphic" style:parent-style-name="standard">
      <style:graphic-properties draw:stroke="dash" draw:stroke-dash="Dash_5f_6" svg:stroke-width="0.071cm" svg:stroke-color="#000000" draw:marker-end="EndMarker_5f_8" draw:marker-end-width="0.433cm" svg:stroke-opacity="100%" draw:stroke-linejoin="round" draw:fill="none" fo:padding-top="0.16cm" fo:padding-bottom="0.16cm" fo:padding-left="0.285cm" fo:padding-right="0.285cm"/>
    </style:style>
    <style:style style:name="gr26" style:family="graphic" style:parent-style-name="standard">
      <style:graphic-properties draw:stroke="none" draw:fill="none" draw:textarea-vertical-align="middle" fo:min-height="2.399cm" fo:padding-top="0cm" fo:padding-bottom="0cm" fo:padding-left="0.176cm" fo:padding-right="0.176cm"/>
    </style:style>
    <style:style style:name="gr27" style:family="graphic" style:parent-style-name="standard">
      <style:graphic-properties draw:stroke="none" draw:fill="none" draw:textarea-vertical-align="middle" fo:min-height="2.258cm" fo:padding-top="0cm" fo:padding-bottom="0cm" fo:padding-left="0.176cm" fo:padding-right="0.176cm"/>
    </style:style>
    <style:style style:name="gr28" style:family="graphic" style:parent-style-name="standard">
      <style:graphic-properties draw:stroke="none" draw:fill="none" draw:textarea-vertical-align="middle" fo:min-height="1.544cm" fo:padding-top="0cm" fo:padding-bottom="0cm" fo:padding-left="0.176cm" fo:padding-right="0.176cm"/>
    </style:style>
    <style:style style:name="gr29" style:family="graphic" style:parent-style-name="standard">
      <style:graphic-properties draw:stroke="none" draw:fill="none" draw:textarea-vertical-align="middle" fo:min-height="1.446cm" fo:padding-top="0cm" fo:padding-bottom="0cm" fo:padding-left="0.176cm" fo:padding-right="0.176cm"/>
    </style:style>
    <style:style style:name="gr30" style:family="graphic" style:parent-style-name="standard">
      <style:graphic-properties draw:stroke="none" draw:fill="none" draw:textarea-vertical-align="middle" fo:min-height="2.187cm" fo:padding-top="0cm" fo:padding-bottom="0cm" fo:padding-left="0.176cm" fo:padding-right="0.176cm"/>
    </style:style>
    <style:style style:name="gr31" style:family="graphic" style:parent-style-name="standard">
      <style:graphic-properties draw:stroke="dash" draw:stroke-dash="Dash_5f_7" svg:stroke-width="0.071cm" svg:stroke-color="#000000" draw:marker-end="EndMarker_5f_9" draw:marker-end-width="0.433cm" svg:stroke-opacity="100%" draw:stroke-linejoin="round" draw:fill="none" fo:padding-top="0.16cm" fo:padding-bottom="0.16cm" fo:padding-left="0.285cm" fo:padding-right="0.285cm"/>
    </style:style>
    <style:style style:name="gr32" style:family="graphic" style:parent-style-name="standard">
      <style:graphic-properties draw:stroke="solid" svg:stroke-width="0.071cm" svg:stroke-color="#000000" draw:marker-end="EndMarker_5f_10" draw:marker-end-width="0.433cm" svg:stroke-opacity="100%" draw:stroke-linejoin="round" draw:fill="none" fo:padding-top="0.16cm" fo:padding-bottom="0.16cm" fo:padding-left="0.285cm" fo:padding-right="0.285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  <style:text-properties fo:font-size="16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20%" fo:text-align="start" fo:text-indent="0cm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color="#000000" style:font-name="Lucida Grande1" fo:font-size="30pt" style:font-name-asian="Lucida Grande1" style:font-size-asian="30pt" style:font-name-complex="Lucida Grande1" style:font-size-complex="30pt"/>
    </style:style>
    <style:style style:name="T2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3" style:family="text">
      <style:text-properties fo:color="#000000" style:font-name="Lucida Grande1" fo:font-size="16pt" style:font-name-asian="Lucida Grande1" style:font-size-asian="16pt" style:font-name-complex="Lucida Grande1" style:font-size-complex="16pt"/>
    </style:style>
    <style:style style:name="T4" style:family="text">
      <style:text-properties fo:color="#000000" style:font-name="Lucida Grande1" fo:font-size="18pt" style:font-name-asian="Lucida Grande1" style:font-size-asian="18pt" style:font-name-complex="Lucida Grande1" style:font-size-complex="18pt"/>
    </style:style>
    <style:style style:name="T5" style:family="text">
      <style:text-properties fo:color="#000000" style:font-name="Lucida Grande1" fo:font-size="25pt" style:font-name-asian="Lucida Grande1" style:font-size-asian="25pt" style:font-name-complex="Lucida Grande1" style:font-size-complex="25pt"/>
    </style:style>
    <style:style style:name="T6" style:family="text">
      <style:text-properties fo:color="#000000" style:font-name="Lucida Grande1" fo:font-size="26pt" style:font-name-asian="Lucida Grande1" style:font-size-asian="26pt" style:font-name-complex="Lucida Grande1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anvas 1" draw:style-name="dp1" draw:master-page-name="Default">
        <draw:g>
          <draw:polygon draw:style-name="gr1" draw:layer="layout" svg:width="10.552cm" svg:height="8.964cm" svg:x="0.877cm" svg:y="0.917cm" svg:viewBox="0 0 10553 8965" draw:points="0,1706 0,8965 10553,8965 10553,0 2407,0">
            <text:p/>
          </draw:polygon>
          <draw:polygon draw:style-name="gr2" draw:layer="layout" svg:width="10.552cm" svg:height="8.964cm" svg:x="0.877cm" svg:y="0.917cm" svg:viewBox="0 0 10553 8965" draw:points="0,1706 0,8965 10553,8965 10553,0 2407,0">
            <text:p/>
          </draw:polygon>
        </draw:g>
        <draw:g>
          <draw:polygon draw:style-name="gr1" draw:layer="layout" svg:width="10.552cm" svg:height="8.964cm" svg:x="0.726cm" svg:y="0.809cm" svg:viewBox="0 0 10553 8965" draw:points="0,1706 0,8965 10553,8965 10553,0 2407,0">
            <text:p/>
          </draw:polygon>
          <draw:polygon draw:style-name="gr2" draw:layer="layout" svg:width="10.552cm" svg:height="8.964cm" svg:x="0.726cm" svg:y="0.809cm" svg:viewBox="0 0 10553 8965" draw:points="0,1706 0,8965 10553,8965 10553,0 2407,0">
            <text:p/>
          </draw:polygon>
        </draw:g>
        <draw:g>
          <draw:polygon draw:style-name="gr1" draw:layer="layout" svg:width="10.552cm" svg:height="8.964cm" svg:x="0.572cm" svg:y="0.701cm" svg:viewBox="0 0 10553 8965" draw:points="0,1706 0,8965 10553,8965 10553,0 2407,0">
            <text:p/>
          </draw:polygon>
          <draw:polygon draw:style-name="gr2" draw:layer="layout" svg:width="10.552cm" svg:height="8.964cm" svg:x="0.572cm" svg:y="0.701cm" svg:viewBox="0 0 10553 8965" draw:points="0,1706 0,8965 10553,8965 10553,0 2407,0">
            <text:p/>
          </draw:polygon>
        </draw:g>
        <draw:g>
          <draw:polygon draw:style-name="gr1" draw:layer="layout" svg:width="10.552cm" svg:height="8.964cm" svg:x="0.425cm" svg:y="0.583cm" svg:viewBox="0 0 10553 8965" draw:points="0,1706 0,8965 10553,8965 10553,0 2407,0">
            <text:p/>
          </draw:polygon>
          <draw:polygon draw:style-name="gr2" draw:layer="layout" svg:width="10.552cm" svg:height="8.964cm" svg:x="0.425cm" svg:y="0.583cm" svg:viewBox="0 0 10553 8965" draw:points="0,1706 0,8965 10553,8965 10553,0 2407,0">
            <text:p/>
          </draw:polygon>
        </draw:g>
        <draw:frame draw:style-name="gr3" draw:text-style-name="P1" draw:layer="layout" svg:width="11.59cm" svg:height="1.256cm" svg:x="0.019cm" svg:y="0.962cm">
          <draw:text-box>
            <text:p text:style-name="P1"><text:span text:style-name="T1">Program bytecode</text:span></text:p>
          </draw:text-box>
        </draw:frame>
        <draw:polygon draw:style-name="gr1" draw:layer="layout" svg:width="5.784cm" svg:height="2.598cm" svg:x="4.49cm" svg:y="2.701cm" svg:viewBox="0 0 5785 2599" draw:points="0,0 5785,0 5785,2599 0,2599">
          <text:p/>
        </draw:polygon>
        <draw:polygon draw:style-name="gr2" draw:layer="layout" svg:width="6.065cm" svg:height="3.082cm" svg:x="4.49cm" svg:y="2.701cm" svg:viewBox="0 0 6066 3083" draw:points="0,0 6066,0 6066,3083 0,3083">
          <text:p/>
        </draw:polygon>
        <draw:frame draw:style-name="gr4" draw:text-style-name="P1" draw:layer="layout" svg:width="4.26cm" svg:height="0.907cm" svg:x="4.192cm" svg:y="2.668cm">
          <draw:text-box>
            <text:p text:style-name="P1"><text:span text:style-name="T2">func_a:</text:span></text:p>
          </draw:text-box>
        </draw:frame>
        <draw:g>
          <draw:polygon draw:style-name="gr5" draw:layer="layout" svg:width="6.065cm" svg:height="3.244cm" svg:x="4.49cm" svg:y="6.113cm" svg:viewBox="0 0 6066 3245" draw:points="0,0 6066,0 6066,3245 0,3245">
            <text:p/>
          </draw:polygon>
          <draw:polygon draw:style-name="gr2" draw:layer="layout" svg:width="6.065cm" svg:height="3.244cm" svg:x="4.49cm" svg:y="6.113cm" svg:viewBox="0 0 6066 3245" draw:points="0,0 6066,0 6066,3245 0,3245">
            <text:p/>
          </draw:polygon>
        </draw:g>
        <draw:frame draw:style-name="gr6" draw:text-style-name="P1" draw:layer="layout" svg:width="6.245cm" svg:height="0.989cm" svg:x="3.884cm" svg:y="6.148cm">
          <draw:text-box>
            <text:p text:style-name="P1"><text:span text:style-name="T2">func_map:</text:span></text:p>
          </draw:text-box>
        </draw:frame>
        <draw:frame draw:style-name="gr7" draw:text-style-name="P2" draw:layer="layout" svg:width="6.445cm" svg:height="2.245cm" svg:x="3.594cm" svg:y="3.579cm">
          <draw:text-box>
            <text:p text:style-name="P2"><text:span text:style-name="T3">ADDI A, B</text:span></text:p>
            <text:p text:style-name="P3"><text:span text:style-name="T3"><text:s text:c="8"/></text:span><text:span text:style-name="T3">DIV 36</text:span><text:span text:style-name="T3"><text:line-break/></text:span><text:span text:style-name="T3"> <text:s text:c="7"/>...</text:span></text:p>
          </draw:text-box>
        </draw:frame>
        <draw:frame draw:style-name="gr7" draw:text-style-name="P3" draw:layer="layout" svg:width="3.579cm" svg:height="2.245cm" svg:x="5.158cm" svg:y="7.136cm">
          <draw:text-box>
            <text:p text:style-name="P3"><text:span text:style-name="T3">PUSH 35</text:span><text:span text:style-name="T3"><text:line-break/></text:span><text:span text:style-name="T3">ADDI A, B</text:span><text:span text:style-name="T3"><text:line-break/></text:span><text:span text:style-name="T3">...</text:span></text:p>
          </draw:text-box>
        </draw:frame>
        <draw:g>
          <draw:polygon draw:style-name="gr1" draw:layer="layout" svg:width="18.309cm" svg:height="19.172cm" svg:x="13.654cm" svg:y="0.615cm" svg:viewBox="0 0 18310 19173" draw:points="0,0 18310,0 18310,19173 0,19173">
            <text:p/>
          </draw:polygon>
          <draw:polygon draw:style-name="gr2" draw:layer="layout" svg:width="18.309cm" svg:height="19.172cm" svg:x="13.654cm" svg:y="0.615cm" svg:viewBox="0 0 18310 19173" draw:points="0,0 18310,0 18310,19173 0,19173">
            <text:p/>
          </draw:polygon>
        </draw:g>
        <draw:frame draw:style-name="gr8" draw:layer="layout" svg:width="6.668cm" svg:height="1.658cm" svg:x="14.336cm" svg:y="1.224cm">
          <draw:text-box>
            <text:p text:style-name="P1"><text:span text:style-name="T1">JIT compiler</text:span></text:p>
          </draw:text-box>
        </draw:frame>
        <draw:line draw:style-name="gr9" draw:layer="layout" svg:x1="11.43cm" svg:y1="6.477cm" svg:x2="14.897cm" svg:y2="6.499cm">
          <text:p/>
        </draw:line>
        <draw:g>
          <draw:polygon draw:style-name="gr1" draw:layer="layout" svg:width="16.528cm" svg:height="10.812cm" svg:x="15.436cm" svg:y="20.532cm" svg:viewBox="0 0 16529 10813" draw:points="0,0 16529,0 16529,10813 0,10813">
            <text:p/>
          </draw:polygon>
          <draw:polygon draw:style-name="gr2" draw:layer="layout" svg:width="16.528cm" svg:height="10.812cm" svg:x="15.436cm" svg:y="20.532cm" svg:viewBox="0 0 16529 10813" draw:points="0,0 16529,0 16529,10813 0,10813">
            <text:p/>
          </draw:polygon>
        </draw:g>
        <draw:frame draw:style-name="gr10" draw:layer="layout" svg:width="9.417cm" svg:height="2.822cm" svg:x="18.472cm" svg:y="28.112cm">
          <draw:text-box>
            <text:p text:style-name="P1"><text:span text:style-name="T1">Maat compiled </text:span><text:span text:style-name="T1"><text:line-break/></text:span><text:span text:style-name="T1">code cache</text:span></text:p>
          </draw:text-box>
        </draw:frame>
        <draw:g>
          <draw:polygon draw:style-name="gr1" draw:layer="layout" svg:width="5.415cm" svg:height="3.568cm" svg:x="18.064cm" svg:y="20.996cm" svg:viewBox="0 0 5416 3569" draw:points="0,0 5416,0 5416,3569 0,3569">
            <text:p/>
          </draw:polygon>
          <draw:polygon draw:style-name="gr2" draw:layer="layout" svg:width="5.415cm" svg:height="3.568cm" svg:x="18.064cm" svg:y="20.996cm" svg:viewBox="0 0 5416 3569" draw:points="0,0 5416,0 5416,3569 0,3569">
            <text:p/>
          </draw:polygon>
        </draw:g>
        <draw:frame draw:style-name="gr11" draw:layer="layout" svg:width="3.29cm" svg:height="0.907cm" svg:x="18.044cm" svg:y="21.144cm">
          <draw:text-box>
            <text:p text:style-name="P1"><text:span text:style-name="T2">func_a</text:span></text:p>
          </draw:text-box>
        </draw:frame>
        <draw:frame draw:style-name="gr12" draw:layer="layout" svg:width="4.198cm" svg:height="2.534cm" svg:x="18.935cm" svg:y="21.987cm">
          <draw:text-box>
            <text:p text:style-name="P1"><text:span text:style-name="T4">000100 0, 1</text:span></text:p>
            <text:p text:style-name="P4"><text:span text:style-name="T4">000101 0</text:span><text:span text:style-name="T4"><text:line-break/></text:span><text:span text:style-name="T4">...</text:span></text:p>
          </draw:text-box>
        </draw:frame>
        <draw:polyline draw:style-name="gr13" draw:layer="layout" svg:width="9.779cm" svg:height="5.287cm" svg:x="17.696cm" svg:y="6.499cm" svg:viewBox="0 0 9780 5288" draw:points="0,0 562,0 9772,3 9780,4922 9780,5288">
          <text:p/>
        </draw:polyline>
        <draw:polygon draw:style-name="gr1" draw:layer="layout" svg:width="0.423cm" svg:height="0.776cm" svg:x="27.236cm" svg:y="7.497cm" svg:viewBox="0 0 424 777" draw:points="0,0 424,0 424,777 0,777">
          <text:p/>
        </draw:polygon>
        <draw:polygon draw:style-name="gr2" draw:layer="layout" svg:width="11.048cm" svg:height="20.715cm" svg:x="0.425cm" svg:y="10.629cm" svg:viewBox="0 0 11049 20716" draw:points="0,0 11049,0 11049,20716 0,20716">
          <text:p/>
        </draw:polygon>
        <draw:frame draw:style-name="gr8" draw:layer="layout" svg:width="8.889cm" svg:height="1.658cm" svg:x="2.331cm" svg:y="10.775cm">
          <draw:text-box>
            <text:p text:style-name="P1"><text:span text:style-name="T1">JVM runtime</text:span></text:p>
          </draw:text-box>
        </draw:frame>
        <draw:g>
          <draw:g>
            <draw:polygon draw:style-name="gr1" draw:layer="layout" svg:width="4.577cm" svg:height="2.399cm" svg:x="1.342cm" svg:y="22.301cm" svg:viewBox="0 0 4578 2400" draw:points="0,0 4578,0 4578,2400 0,2400">
              <text:p/>
            </draw:polygon>
            <draw:polygon draw:style-name="gr2" draw:layer="layout" svg:width="4.577cm" svg:height="2.399cm" svg:x="1.342cm" svg:y="22.301cm" svg:viewBox="0 0 4578 2400" draw:points="0,0 4578,0 4578,2400 0,2400">
              <text:p/>
            </draw:polygon>
          </draw:g>
          <draw:frame draw:style-name="gr14" draw:layer="layout" svg:width="4.577cm" svg:height="2.046cm" svg:x="1.342cm" svg:y="22.654cm">
            <draw:text-box>
              <text:p text:style-name="P1"><text:span text:style-name="T5">GC</text:span></text:p>
            </draw:text-box>
          </draw:frame>
        </draw:g>
        <draw:g>
          <draw:g>
            <draw:polygon draw:style-name="gr1" draw:layer="layout" svg:width="4.577cm" svg:height="2.399cm" svg:x="1.342cm" svg:y="19.143cm" svg:viewBox="0 0 4578 2400" draw:points="0,0 4578,0 4578,2400 0,2400">
              <text:p/>
            </draw:polygon>
            <draw:polygon draw:style-name="gr2" draw:layer="layout" svg:width="4.577cm" svg:height="2.399cm" svg:x="1.342cm" svg:y="19.143cm" svg:viewBox="0 0 4578 2400" draw:points="0,0 4578,0 4578,2400 0,2400">
              <text:p/>
            </draw:polygon>
          </draw:g>
          <draw:frame draw:style-name="gr14" draw:layer="layout" svg:width="4.577cm" svg:height="2.273cm" svg:x="1.342cm" svg:y="19.383cm">
            <draw:text-box>
              <text:p text:style-name="P1"><text:span text:style-name="T5">Program stack</text:span></text:p>
            </draw:text-box>
          </draw:frame>
        </draw:g>
        <draw:g>
          <draw:polygon draw:style-name="gr1" draw:layer="layout" svg:width="8.081cm" svg:height="2.813cm" svg:x="1.27cm" svg:y="12.827cm" svg:viewBox="0 0 8082 2814" draw:points="0,0 8082,0 8082,2814 0,2814">
            <text:p/>
          </draw:polygon>
          <draw:polygon draw:style-name="gr2" draw:layer="layout" svg:width="8.081cm" svg:height="2.813cm" svg:x="1.27cm" svg:y="12.827cm" svg:viewBox="0 0 8082 2814" draw:points="0,0 8082,0 8082,2814 0,2814">
            <text:p/>
          </draw:polygon>
        </draw:g>
        <draw:frame draw:style-name="gr15" draw:layer="layout" svg:width="7.037cm" svg:height="2.366cm" svg:x="1.697cm" svg:y="13.127cm">
          <draw:text-box>
            <text:p text:style-name="P1"><text:span text:style-name="T6">A running program</text:span></text:p>
          </draw:text-box>
        </draw:frame>
        <draw:polyline draw:style-name="gr16" draw:layer="layout" svg:width="8.762cm" svg:height="8.508cm" svg:x="9.442cm" svg:y="14.327cm" svg:viewBox="0 0 8763 8509" draw:points="0,0 331,0 2663,0 2663,655 2663,8509 8431,8509 8763,8509">
          <text:p/>
        </draw:polyline>
        <draw:polyline draw:style-name="gr17" draw:layer="layout" svg:width="18.541cm" svg:height="9.478cm" svg:x="6.096cm" svg:y="15.667cm" svg:viewBox="0 0 18542 9479" draw:points="0,0 2226,0 2226,9479 18542,9479 18542,9079">
          <text:p/>
        </draw:polyline>
        <draw:frame draw:style-name="gr18" draw:layer="layout" svg:width="4.339cm" svg:height="1.994cm" svg:x="10.945cm" svg:y="20.461cm">
          <draw:text-box>
            <text:p text:style-name="P1"><text:span text:style-name="T2">Call func_a</text:span></text:p>
          </draw:text-box>
        </draw:frame>
        <draw:polygon draw:style-name="gr1" draw:layer="layout" svg:width="0.423cm" svg:height="0.776cm" svg:x="7.888cm" svg:y="16.034cm" svg:viewBox="0 0 424 777" draw:points="0,0 424,0 424,777 0,777">
          <text:p/>
        </draw:polygon>
        <draw:frame draw:style-name="gr18" draw:layer="layout" svg:width="4.41cm" svg:height="1.994cm" svg:x="6.194cm" svg:y="16.484cm">
          <draw:text-box>
            <text:p text:style-name="P1"><text:span text:style-name="T2">call func_map</text:span></text:p>
          </draw:text-box>
        </draw:frame>
        <draw:g>
          <draw:polygon draw:style-name="gr5" draw:layer="layout" svg:width="7.338cm" svg:height="5.821cm" svg:x="23.779cm" svg:y="11.684cm" svg:viewBox="0 0 7339 5822" draw:points="0,0 7339,0 7339,5822 0,5822">
            <text:p/>
          </draw:polygon>
          <draw:polygon draw:style-name="gr2" draw:layer="layout" svg:width="7.338cm" svg:height="5.821cm" svg:x="23.779cm" svg:y="11.684cm" svg:viewBox="0 0 7339 5822" draw:points="0,0 7339,0 7339,5822 0,5822">
            <text:p/>
          </draw:polygon>
        </draw:g>
        <draw:g>
          <draw:g>
            <draw:polygon draw:style-name="gr5" draw:layer="layout" svg:width="7.338cm" svg:height="1.429cm" svg:x="23.779cm" svg:y="11.684cm" svg:viewBox="0 0 7339 1430" draw:points="0,0 7339,0 7339,1430 0,1430">
              <text:p/>
            </draw:polygon>
            <draw:polygon draw:style-name="gr2" draw:layer="layout" svg:width="7.338cm" svg:height="1.429cm" svg:x="23.779cm" svg:y="11.684cm" svg:viewBox="0 0 7339 1430" draw:points="0,0 7339,0 7339,1430 0,1430">
              <text:p/>
            </draw:polygon>
          </draw:g>
          <draw:frame draw:style-name="gr19" draw:layer="layout" svg:width="7.338cm" svg:height="1.076cm" svg:x="23.779cm" svg:y="12.037cm">
            <draw:text-box>
              <text:p text:style-name="P1"><text:span text:style-name="T6">Enclave</text:span></text:p>
            </draw:text-box>
          </draw:frame>
        </draw:g>
        <draw:g>
          <draw:g>
            <draw:polygon draw:style-name="gr1" draw:layer="layout" svg:width="5.415cm" svg:height="1.429cm" svg:x="24.74cm" svg:y="13.608cm" svg:viewBox="0 0 5416 1430" draw:points="0,0 5416,0 5416,1430 0,1430">
              <text:p/>
            </draw:polygon>
            <draw:polygon draw:style-name="gr2" draw:layer="layout" svg:width="5.415cm" svg:height="1.429cm" svg:x="24.74cm" svg:y="13.608cm" svg:viewBox="0 0 5416 1430" draw:points="0,0 5416,0 5416,1430 0,1430">
              <text:p/>
            </draw:polygon>
          </draw:g>
          <draw:frame draw:style-name="gr19" draw:layer="layout" svg:width="5.415cm" svg:height="1.076cm" svg:x="24.74cm" svg:y="13.961cm">
            <draw:text-box>
              <text:p text:style-name="P1"><text:span text:style-name="T6">Java IR</text:span></text:p>
            </draw:text-box>
          </draw:frame>
        </draw:g>
        <draw:g>
          <draw:g>
            <draw:polygon draw:style-name="gr1" draw:layer="layout" svg:width="5.415cm" svg:height="1.429cm" svg:x="24.74cm" svg:y="15.493cm" svg:viewBox="0 0 5416 1430" draw:points="0,0 5416,0 5416,1430 0,1430">
              <text:p/>
            </draw:polygon>
            <draw:polygon draw:style-name="gr2" draw:layer="layout" svg:width="5.415cm" svg:height="1.429cm" svg:x="24.74cm" svg:y="15.493cm" svg:viewBox="0 0 5416 1430" draw:points="0,0 5416,0 5416,1430 0,1430">
              <text:p/>
            </draw:polygon>
          </draw:g>
          <draw:frame draw:style-name="gr19" draw:layer="layout" svg:width="5.415cm" svg:height="1.076cm" svg:x="24.74cm" svg:y="15.846cm">
            <draw:text-box>
              <text:p text:style-name="P1"><text:span text:style-name="T6">ASM code</text:span></text:p>
            </draw:text-box>
          </draw:frame>
        </draw:g>
        <draw:g>
          <draw:g>
            <draw:polygon draw:style-name="gr20" draw:layer="layout" svg:width="5.68cm" svg:height="1.834cm" svg:x="14.856cm" svg:y="5.582cm" svg:viewBox="0 0 5681 1835" draw:points="0,0 5681,0 5681,1835 0,1835">
              <text:p/>
            </draw:polygon>
            <draw:polygon draw:style-name="gr2" draw:layer="layout" svg:width="5.68cm" svg:height="1.834cm" svg:x="14.856cm" svg:y="5.582cm" svg:viewBox="0 0 5681 1835" draw:points="0,0 5681,0 5681,1835 0,1835">
              <text:p/>
            </draw:polygon>
          </draw:g>
          <draw:frame draw:style-name="gr21" draw:layer="layout" svg:width="5.68cm" svg:height="1.482cm" svg:x="14.856cm" svg:y="5.935cm">
            <draw:text-box>
              <text:p text:style-name="P1"><text:span text:style-name="T5">Dispatcher</text:span></text:p>
            </draw:text-box>
          </draw:frame>
        </draw:g>
        <draw:line draw:style-name="gr22" draw:layer="layout" svg:x1="27.476cm" svg:y1="17.629cm" svg:x2="27.432cm" svg:y2="22.479cm">
          <text:p/>
        </draw:line>
        <draw:g>
          <draw:g>
            <draw:polygon draw:style-name="gr1" draw:layer="layout" svg:width="5.415cm" svg:height="1.429cm" svg:x="14.988cm" svg:y="12.008cm" svg:viewBox="0 0 5416 1430" draw:points="0,0 5416,0 5416,1430 0,1430">
              <text:p/>
            </draw:polygon>
            <draw:polygon draw:style-name="gr2" draw:layer="layout" svg:width="5.415cm" svg:height="1.429cm" svg:x="14.988cm" svg:y="12.008cm" svg:viewBox="0 0 5416 1430" draw:points="0,0 5416,0 5416,1430 0,1430">
              <text:p/>
            </draw:polygon>
          </draw:g>
          <draw:frame draw:style-name="gr19" draw:layer="layout" svg:width="5.415cm" svg:height="1.076cm" svg:x="14.988cm" svg:y="12.361cm">
            <draw:text-box>
              <text:p text:style-name="P1"><text:span text:style-name="T6">Java IR</text:span></text:p>
            </draw:text-box>
          </draw:frame>
        </draw:g>
        <draw:g>
          <draw:g>
            <draw:polygon draw:style-name="gr1" draw:layer="layout" svg:width="5.415cm" svg:height="1.429cm" svg:x="14.988cm" svg:y="14.956cm" svg:viewBox="0 0 5416 1430" draw:points="0,0 5416,0 5416,1430 0,1430">
              <text:p/>
            </draw:polygon>
            <draw:polygon draw:style-name="gr2" draw:layer="layout" svg:width="5.415cm" svg:height="1.429cm" svg:x="14.988cm" svg:y="14.956cm" svg:viewBox="0 0 5416 1430" draw:points="0,0 5416,0 5416,1430 0,1430">
              <text:p/>
            </draw:polygon>
          </draw:g>
          <draw:frame draw:style-name="gr19" draw:layer="layout" svg:width="5.415cm" svg:height="1.076cm" svg:x="14.988cm" svg:y="15.309cm">
            <draw:text-box>
              <text:p text:style-name="P1"><text:span text:style-name="T6">Code Gen</text:span></text:p>
            </draw:text-box>
          </draw:frame>
        </draw:g>
        <draw:line draw:style-name="gr23" draw:layer="layout" svg:x1="17.697cm" svg:y1="7.469cm" svg:x2="17.697cm" svg:y2="12.041cm">
          <text:p/>
        </draw:line>
        <draw:line draw:style-name="gr24" draw:layer="layout" svg:x1="17.697cm" svg:y1="13.438cm" svg:x2="17.697cm" svg:y2="14.962cm">
          <text:p/>
        </draw:line>
        <draw:line draw:style-name="gr25" draw:layer="layout" svg:x1="17.696cm" svg:y1="15.67cm" svg:x2="20.745cm" svg:y2="21.058cm">
          <text:p/>
        </draw:line>
        <draw:polygon draw:style-name="gr1" draw:layer="layout" svg:width="0.423cm" svg:height="0.776cm" svg:x="17.484cm" svg:y="7.859cm" svg:viewBox="0 0 424 777" draw:points="0,0 424,0 424,777 0,777">
          <text:p/>
        </draw:polygon>
        <draw:frame draw:style-name="gr26" draw:layer="layout" svg:width="7.62cm" svg:height="2.399cm" svg:x="13.886cm" svg:y="7.735cm">
          <draw:text-box>
            <text:p text:style-name="P1"><text:span text:style-name="T5">Unsecured code </text:span><text:span text:style-name="T5">translation</text:span></text:p>
          </draw:text-box>
        </draw:frame>
        <draw:g>
          <draw:polygon draw:style-name="gr5" draw:layer="layout" svg:width="5.415cm" svg:height="4.868cm" svg:x="24.74cm" svg:y="22.478cm" svg:viewBox="0 0 5416 4869" draw:points="0,0 5416,0 5416,4869 0,4869">
            <text:p/>
          </draw:polygon>
          <draw:polygon draw:style-name="gr2" draw:layer="layout" svg:width="5.415cm" svg:height="4.868cm" svg:x="24.74cm" svg:y="22.478cm" svg:viewBox="0 0 5416 4869" draw:points="0,0 5416,0 5416,4869 0,4869">
            <text:p/>
          </draw:polygon>
        </draw:g>
        <draw:frame draw:style-name="gr27" draw:layer="layout" svg:width="3.775cm" svg:height="2.258cm" svg:x="25.402cm" svg:y="25.088cm">
          <draw:text-box>
            <text:p text:style-name="P4"><text:span text:style-name="T3">010000</text:span><text:span text:style-name="T3"><text:line-break/></text:span><text:span text:style-name="T3">000100 0, 1</text:span><text:span text:style-name="T3"><text:line-break/></text:span><text:span text:style-name="T3">...</text:span></text:p>
          </draw:text-box>
        </draw:frame>
        <draw:frame draw:style-name="gr18" draw:layer="layout" svg:width="4.429cm" svg:height="1.305cm" svg:x="24.908cm" svg:y="23.789cm">
          <draw:text-box>
            <text:p text:style-name="P4"><text:span text:style-name="T2">func_map</text:span></text:p>
          </draw:text-box>
        </draw:frame>
        <draw:g>
          <draw:g>
            <draw:polygon draw:style-name="gr5" draw:layer="layout" svg:width="5.398cm" svg:height="1.429cm" svg:x="24.758cm" svg:y="22.483cm" svg:viewBox="0 0 5399 1430" draw:points="0,0 5399,0 5399,1430 0,1430">
              <text:p/>
            </draw:polygon>
            <draw:polygon draw:style-name="gr2" draw:layer="layout" svg:width="5.398cm" svg:height="1.429cm" svg:x="24.758cm" svg:y="22.483cm" svg:viewBox="0 0 5399 1430" draw:points="0,0 5399,0 5399,1430 0,1430">
              <text:p/>
            </draw:polygon>
          </draw:g>
          <draw:frame draw:style-name="gr19" draw:layer="layout" svg:width="5.398cm" svg:height="1.076cm" svg:x="24.758cm" svg:y="22.836cm">
            <draw:text-box>
              <text:p text:style-name="P1"><text:span text:style-name="T5">Enclave</text:span></text:p>
            </draw:text-box>
          </draw:frame>
        </draw:g>
        <draw:g>
          <draw:polygon draw:style-name="gr5" draw:layer="layout" svg:width="9.191cm" svg:height="5.239cm" svg:x="1.336cm" svg:y="25.612cm" svg:viewBox="0 0 9192 5240" draw:points="0,0 9192,0 9192,5240 0,5240">
            <text:p/>
          </draw:polygon>
          <draw:polygon draw:style-name="gr2" draw:layer="layout" svg:width="9.191cm" svg:height="5.239cm" svg:x="1.336cm" svg:y="25.612cm" svg:viewBox="0 0 9192 5240" draw:points="0,0 9192,0 9192,5240 0,5240">
            <text:p/>
          </draw:polygon>
        </draw:g>
        <draw:g>
          <draw:g>
            <draw:polygon draw:style-name="gr5" draw:layer="layout" svg:width="5.013cm" svg:height="1.896cm" svg:x="1.555cm" svg:y="28.434cm" svg:viewBox="0 0 5014 1897" draw:points="0,0 5014,0 5014,1897 0,1897">
              <text:p/>
            </draw:polygon>
            <draw:polygon draw:style-name="gr2" draw:layer="layout" svg:width="5.013cm" svg:height="1.896cm" svg:x="1.555cm" svg:y="28.434cm" svg:viewBox="0 0 5014 1897" draw:points="0,0 5014,0 5014,1897 0,1897">
              <text:p/>
            </draw:polygon>
          </draw:g>
          <draw:frame draw:style-name="gr28" draw:text-style-name="P5" draw:layer="layout" svg:width="5.013cm" svg:height="1.544cm" svg:x="1.555cm" svg:y="28.787cm">
            <draw:text-box>
              <text:p text:style-name="P2"><text:span text:style-name="T3">Memory mangement</text:span></text:p>
            </draw:text-box>
          </draw:frame>
        </draw:g>
        <draw:polygon draw:style-name="gr5" draw:layer="layout" svg:width="3.53cm" svg:height="1.944cm" svg:x="3.908cm" svg:y="26.214cm" svg:viewBox="0 0 3531 1945" draw:points="0,0 3531,0 3531,1945 0,1945">
          <text:p/>
        </draw:polygon>
        <draw:frame draw:style-name="gr29" draw:layer="layout" svg:width="6.576cm" svg:height="1.446cm" svg:x="2.892cm" svg:y="26.214cm">
          <draw:text-box>
            <text:p text:style-name="P1"><text:span text:style-name="T5">Maat library</text:span></text:p>
          </draw:text-box>
        </draw:frame>
        <draw:g>
          <draw:polygon draw:style-name="gr1" draw:layer="layout" svg:width="3.463cm" svg:height="1.305cm" svg:x="11.747cm" svg:y="24.459cm" svg:viewBox="0 0 3464 1306" draw:points="0,0 3464,0 3464,1306 0,1306">
            <text:p/>
          </draw:polygon>
          <draw:frame draw:style-name="gr18" draw:layer="layout" svg:width="3.463cm" svg:height="1.305cm" svg:x="11.747cm" svg:y="24.459cm">
            <draw:text-box>
              <text:p text:style-name="P1"><text:span text:style-name="T2">ECALL</text:span></text:p>
            </draw:text-box>
          </draw:frame>
        </draw:g>
        <draw:g>
          <draw:polygon draw:style-name="gr1" draw:layer="layout" svg:width="4.513cm" svg:height="1.305cm" svg:x="25.282cm" svg:y="18.031cm" svg:viewBox="0 0 4514 1306" draw:points="0,0 4514,0 4514,1306 0,1306">
            <text:p/>
          </draw:polygon>
          <draw:frame draw:style-name="gr18" draw:layer="layout" svg:width="4.513cm" svg:height="1.305cm" svg:x="25.282cm" svg:y="18.031cm">
            <draw:text-box>
              <text:p text:style-name="P1"><text:span text:style-name="T2">Compile</text:span></text:p>
            </draw:text-box>
          </draw:frame>
        </draw:g>
        <draw:frame draw:style-name="gr30" draw:text-style-name="P5" draw:layer="layout" svg:width="5.387cm" svg:height="2.187cm" svg:x="23.597cm" svg:y="0.739cm">
          <draw:text-box>
            <text:p text:style-name="P2"><text:span text:style-name="T3">Code </text:span><text:span text:style-name="T3"><text:line-break/></text:span><text:span text:style-name="T3">compilation</text:span></text:p>
          </draw:text-box>
        </draw:frame>
        <draw:frame draw:style-name="gr30" draw:text-style-name="P5" draw:layer="layout" svg:width="4.831cm" svg:height="2.187cm" svg:x="23.926cm" svg:y="2.577cm">
          <draw:text-box>
            <text:p text:style-name="P2"><text:span text:style-name="T3">Code </text:span><text:span text:style-name="T3"><text:line-break/></text:span><text:span text:style-name="T3">execution</text:span></text:p>
          </draw:text-box>
        </draw:frame>
        <draw:line draw:style-name="gr31" draw:layer="layout" svg:x1="27.897cm" svg:y1="1.814cm" svg:x2="31.51cm" svg:y2="1.814cm">
          <text:p/>
        </draw:line>
        <draw:line draw:style-name="gr32" draw:layer="layout" svg:x1="27.897cm" svg:y1="3.653cm" svg:x2="31.51cm" svg:y2="3.653cm">
          <text:p/>
        </draw:line>
        <draw:g>
          <draw:g>
            <draw:polygon draw:style-name="gr5" draw:layer="layout" svg:width="3.369cm" svg:height="1.896cm" svg:x="6.865cm" svg:y="28.399cm" svg:viewBox="0 0 3370 1897" draw:points="0,0 3370,0 3370,1897 0,1897">
              <text:p/>
            </draw:polygon>
            <draw:polygon draw:style-name="gr2" draw:layer="layout" svg:width="3.369cm" svg:height="1.896cm" svg:x="6.865cm" svg:y="28.399cm" svg:viewBox="0 0 3370 1897" draw:points="0,0 3370,0 3370,1897 0,1897">
              <text:p/>
            </draw:polygon>
          </draw:g>
          <draw:frame draw:style-name="gr28" draw:text-style-name="P5" draw:layer="layout" svg:width="3.369cm" svg:height="1.544cm" svg:x="6.865cm" svg:y="28.752cm">
            <draw:text-box>
              <text:p text:style-name="P2"><text:span text:style-name="T3">Enclave API</text:span></text:p>
            </draw:text-box>
          </draw:frame>
        </draw:g>
        <draw:frame draw:style-name="gr26" draw:layer="layout" svg:width="7.013cm" svg:height="2.399cm" svg:x="23.939cm" svg:y="7.773cm">
          <draw:text-box>
            <text:p text:style-name="P1"><text:span text:style-name="T5">Secured code</text:span><text:span text:style-name="T5"><text:line-break/></text:span><text:span text:style-name="T5">transl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Droid Sans1" svg:font-family="'Droid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" svg:font-family="'Lucida Grand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10" draw:display-name="EndMarker_10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draw:marker draw:name="EndMarker_5f_6" draw:display-name="EndMarker_6" svg:viewBox="0 0 20 20" svg:d="M10 0l-10 20h20z"/>
    <draw:marker draw:name="EndMarker_5f_7" draw:display-name="EndMarker_7" svg:viewBox="0 0 20 20" svg:d="M10 0l-10 20h20z"/>
    <draw:marker draw:name="EndMarker_5f_8" draw:display-name="EndMarker_8" svg:viewBox="0 0 20 20" svg:d="M10 0l-10 20h20z"/>
    <draw:marker draw:name="EndMarker_5f_9" draw:display-name="EndMarker_9" svg:viewBox="0 0 20 20" svg:d="M10 0l-10 20h20z"/>
    <draw:stroke-dash draw:name="Dash_5f_1" draw:display-name="Dash_1" draw:style="rect" draw:dots1="1" draw:dots1-length="300%" draw:dots2="1" draw:dots2-length="300%" draw:distance="200%"/>
    <draw:stroke-dash draw:name="Dash_5f_2" draw:display-name="Dash_2" draw:style="rect" draw:dots1="1" draw:dots1-length="300%" draw:dots2="1" draw:dots2-length="300%" draw:distance="200%"/>
    <draw:stroke-dash draw:name="Dash_5f_3" draw:display-name="Dash_3" draw:style="rect" draw:dots1="1" draw:dots1-length="300%" draw:dots2="1" draw:dots2-length="300%" draw:distance="200%"/>
    <draw:stroke-dash draw:name="Dash_5f_4" draw:display-name="Dash_4" draw:style="rect" draw:dots1="1" draw:dots1-length="300%" draw:dots2="1" draw:dots2-length="300%" draw:distance="200%"/>
    <draw:stroke-dash draw:name="Dash_5f_5" draw:display-name="Dash_5" draw:style="rect" draw:dots1="1" draw:dots1-length="300%" draw:dots2="1" draw:dots2-length="300%" draw:distance="200%"/>
    <draw:stroke-dash draw:name="Dash_5f_6" draw:display-name="Dash_6" draw:style="rect" draw:dots1="1" draw:dots1-length="300%" draw:dots2="1" draw:dots2-length="300%" draw:distance="200%"/>
    <draw:stroke-dash draw:name="Dash_5f_7" draw:display-name="Dash_7" draw:style="rect" draw:dots1="1" draw:dots1-length="300%" draw:dots2="1" draw:dots2-length="3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2.317cm" fo:page-height="32.0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09T16:43:24.248029779</dc:date>
    <meta:generator>LibreOffice/4.2.8.2$Linux_X86_64 LibreOffice_project/420m0$Build-2</meta:generator>
    <meta:editing-duration>PT21M31S</meta:editing-duration>
    <meta:editing-cycles>8</meta:editing-cycles>
    <meta:document-statistic meta:object-count="134"/>
  </office:meta>
</office:document-meta>
</file>